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0184" officeooo:paragraph-rsid="000401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3448857" text:style-name="L1">
        <text:list-item>
          <text:p text:style-name="P1">Background</text:p>
          <text:list>
            <text:list-item>
              <text:p text:style-name="P1">Importance of entry, knowledge spillovers and spinouts</text:p>
            </text:list-item>
            <text:list-item>
              <text:p text:style-name="P1">Examples of spinouts</text:p>
            </text:list-item>
            <text:list-item>
              <text:p text:style-name="P1">Motivation </text:p>
            </text:list-item>
          </text:list>
        </text:list-item>
        <text:list-item>
          <text:p text:style-name="P1">Statement of goal of paper and what I do, and my results</text:p>
        </text:list-item>
        <text:list-item>
          <text:p text:style-name="P1">Description of model</text:p>
          <text:list>
            <text:list-item>
              <text:p text:style-name="P1">Ingredients</text:p>
            </text:list-item>
            <text:list-item>
              <text:p text:style-name="P1">Role of NCAs</text:p>
            </text:list-item>
            <text:list-item>
              <text:p text:style-name="P1">Central tradeoff</text:p>
            </text:list-item>
          </text:list>
        </text:list-item>
        <text:list-item>
          <text:p text:style-name="P1">Disciplining the model</text:p>
          <text:list>
            <text:list-item>
              <text:p text:style-name="P1">R&amp;D and spinout formation</text:p>
              <text:list>
                <text:list-item>
                  <text:p text:style-name="P1">Constructing dataset</text:p>
                </text:list-item>
                <text:list-item>
                  <text:p text:style-name="P1">Findings</text:p>
                </text:list-item>
              </text:list>
            </text:list-item>
            <text:list-item>
              <text:p text:style-name="P1">Calibration</text:p>
            </text:list-item>
          </text:list>
        </text:list-item>
        <text:list-item>
          <text:p text:style-name="P1">Policy exercises and findings (detail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20:08:58.492180403</meta:creation-date>
    <dc:date>2020-09-27T20:12:38.285426013</dc:date>
    <meta:editing-duration>PT3M40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64" meta:character-count="364" meta:non-whitespace-character-count="329"/>
  </office:meta>
</office:document-meta>
</file>